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formula="of:=SUM([.D3:.D1000])" office:value-type="float" office:value="178.813934326172">
            <text:p>178.813934326172</text:p>
          </table:table-cell>
          <table:table-cell/>
          <table:table-cell office:value-type="string">
            <text:p>m=</text:p>
          </table:table-cell>
          <table:table-cell table:formula="of:=[.G2]*9" office:value-type="float" office:value="9000000000">
            <text:p>9000000000</text:p>
          </table:table-cell>
        </table:table-row>
        <table:table-row table:style-name="ro1">
          <table:table-cell table:number-columns-repeated="3"/>
          <table:table-cell table:style-name="ce1" table:formula="of:=SUM([.D3:.D7])" office:value-type="float" office:value="238.418579101562">
            <text:p>238.418579101562</text:p>
          </table:table-cell>
          <table:table-cell/>
          <table:table-cell office:value-type="string">
            <text:p>n=</text:p>
          </table:table-cell>
          <table:table-cell table:formula="of:=10^9" office:value-type="float" office:value="1000000000">
            <text:p>1000000000</text:p>
          </table:table-cell>
        </table:table-row>
        <table:table-row table:style-name="ro1">
          <table:table-cell office:value-type="string">
            <text:p>A_h</text:p>
          </table:table-cell>
          <table:table-cell office:value-type="float" office:value="8">
            <text:p>8</text:p>
          </table:table-cell>
          <table:table-cell table:formula="of:=[.G2]*[.G4]" office:value-type="float" office:value="10000000000">
            <text:p>10000000000</text:p>
          </table:table-cell>
          <table:table-cell table:formula="of:=[.B3]*[.C3]/[.$G$3]" office:value-type="float" office:value="74.5058059692383">
            <text:p>74.5058059692383</text:p>
          </table:table-cell>
          <table:table-cell/>
          <table:table-cell office:value-type="string">
            <text:p>GB</text:p>
          </table:table-cell>
          <table:table-cell table:formula="of:=1024*1024*1024" office:value-type="float" office:value="1073741824">
            <text:p>1073741824</text:p>
          </table:table-cell>
        </table:table-row>
        <table:table-row table:style-name="ro1">
          <table:table-cell office:value-type="string">
            <text:p>I_h</text:p>
          </table:table-cell>
          <table:table-cell office:value-type="float" office:value="8">
            <text:p>8</text:p>
          </table:table-cell>
          <table:table-cell table:formula="of:=[.G2]*[.G4]" office:value-type="float" office:value="10000000000">
            <text:p>10000000000</text:p>
          </table:table-cell>
          <table:table-cell table:formula="of:=[.B4]*[.C4]/[.$G$3]" office:value-type="float" office:value="74.5058059692383">
            <text:p>74.5058059692383</text:p>
          </table:table-cell>
          <table:table-cell/>
          <table:table-cell office:value-type="string">
            <text:p>p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8">
            <text:p>8</text:p>
          </table:table-cell>
          <table:table-cell table:formula="of:=[.G1]" office:value-type="float" office:value="9000000000">
            <text:p>9000000000</text:p>
          </table:table-cell>
          <table:table-cell table:formula="of:=[.B5]*[.C5]/[.$G$3]" office:value-type="float" office:value="67.0552253723145">
            <text:p>67.0552253723145</text:p>
          </table:table-cell>
          <table:table-cell table:number-columns-repeated="3"/>
        </table:table-row>
        <table:table-row table:style-name="ro1">
          <table:table-cell office:value-type="string">
            <text:p>sorting</text:p>
          </table:table-cell>
          <table:table-cell office:value-type="float" office:value="16">
            <text:p>16</text:p>
          </table:table-cell>
          <table:table-cell table:formula="of:=[.G2]" office:value-type="float" office:value="1000000000">
            <text:p>1000000000</text:p>
          </table:table-cell>
          <table:table-cell table:formula="of:=[.B6]*[.C6]/[.$G$3]" office:value-type="float" office:value="14.9011611938477">
            <text:p>14.9011611938477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float" office:value="8">
            <text:p>8</text:p>
          </table:table-cell>
          <table:table-cell table:formula="of:=[.G2]" office:value-type="float" office:value="1000000000">
            <text:p>1000000000</text:p>
          </table:table-cell>
          <table:table-cell table:formula="of:=[.B7]*[.C7]/[.$G$3]" office:value-type="float" office:value="7.45058059692383">
            <text:p>7.45058059692383</text:p>
          </table:table-cell>
          <table:table-cell table:number-columns-repeated="3"/>
        </table:table-row>
        <table:table-row table:style-name="ro1">
          <table:table-cell office:value-type="string">
            <text:p>sorting</text:p>
          </table:table-cell>
          <table:table-cell office:value-type="float" office:value="-16">
            <text:p>-16</text:p>
          </table:table-cell>
          <table:table-cell table:formula="of:=[.G1]" office:value-type="float" office:value="9000000000">
            <text:p>9000000000</text:p>
          </table:table-cell>
          <table:table-cell table:formula="of:=[.B8]*[.C8]/[.$G$3]" office:value-type="float" office:value="-134.110450744629">
            <text:p>-134.110450744629</text:p>
          </table:table-cell>
          <table:table-cell table:number-columns-repeated="3"/>
        </table:table-row>
        <table:table-row table:style-name="ro1">
          <table:table-cell office:value-type="string">
            <text:p>Li</text:p>
          </table:table-cell>
          <table:table-cell office:value-type="float" office:value="8">
            <text:p>8</text:p>
          </table:table-cell>
          <table:table-cell table:formula="of:=[.G2]" office:value-type="float" office:value="1000000000">
            <text:p>1000000000</text:p>
          </table:table-cell>
          <table:table-cell table:formula="of:=[.B9]*[.C9]/[.$G$3]" office:value-type="float" office:value="7.45058059692383">
            <text:p>7.45058059692383</text:p>
          </table:table-cell>
          <table:table-cell table:number-columns-repeated="3"/>
        </table:table-row>
        <table:table-row table:style-name="ro1">
          <table:table-cell office:value-type="string">
            <text:p>residuals</text:p>
          </table:table-cell>
          <table:table-cell office:value-type="float" office:value="8">
            <text:p>8</text:p>
          </table:table-cell>
          <table:table-cell table:formula="of:=[.G1]" office:value-type="float" office:value="9000000000">
            <text:p>9000000000</text:p>
          </table:table-cell>
          <table:table-cell table:formula="of:=[.B10]*[.C10]/[.$G$3]" office:value-type="float" office:value="67.0552253723145">
            <text:p>67.0552253723145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30">06/30/2011</text:date>, <text:time>20:0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ki </meta:initial-creator>
    <meta:creation-date>2011-03-28T12:28:07</meta:creation-date>
    <dc:date>2011-06-30T20:03:21</dc:date>
    <dc:creator>taki </dc:creator>
    <meta:editing-duration>PT04H00M42S</meta:editing-duration>
    <meta:editing-cycles>17</meta:editing-cycles>
    <meta:generator>OpenOffice.org/3.2$Linux OpenOffice.org_project/320m12$Build-9483</meta:generator>
    <meta:document-statistic meta:table-count="3" meta:cell-count="42" meta:object-count="0"/>
  </office:meta>
</office:document-meta>
</file>